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ungsuh" svg:font-family="Gungsuh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ungsuh1" svg:font-family="Gungsuh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paragraph-properties fo:margin-left="0.25in" fo:margin-right="0in" fo:text-indent="0in" style:auto-text-indent="false"/>
      <style:text-properties fo:font-size="10.5pt" style:font-size-asian="10.5pt" style:font-size-complex="10.5pt"/>
    </style:style>
    <style:style style:name="P4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5" style:family="paragraph" style:parent-style-name="Standard" style:master-page-name="Standard">
      <style:paragraph-properties style:page-number="auto"/>
      <style:text-properties fo:font-size="10.5pt" style:font-size-asian="10.5pt" style:font-size-complex="10.5pt"/>
    </style:style>
    <style:style style:name="T1" style:family="text">
      <style:text-properties style:font-name="Gungsuh" fo:font-size="10.5pt" style:font-name-asian="Gungsuh1" style:font-size-asian="10.5pt" style:font-size-complex="10.5pt"/>
    </style:style>
    <style:style style:name="T2" style:family="text">
      <style:text-properties style:font-name="Gungsuh" fo:font-size="10.5pt" fo:font-style="italic" fo:font-weight="bold" style:font-name-asian="Gungsuh1" style:font-size-asian="10.5pt" style:font-style-asian="italic" style:font-weight-asian="bold" style:font-size-complex="10.5pt"/>
    </style:style>
    <style:style style:name="T3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text:span text:style-name="T2">A Spacetastic Voyage</text:span></text:p>
      <text:p text:style-name="Standard"><text:span text:style-name="T1">The year is 1986 and the top secret spaceship Starkas has been sent out to defend Earth from a deadly alien force. <text:s/>The reason you are getting this information is unknown. It is purely a conspiracy theory, anyway. <text:s/>Everything you see from here on out has not really happened.. I have no idea what you are talking about.</text:span></text:p>
      <text:p text:style-name="Standard"><text:span text:style-name="T2">Key Features</text:span></text:p>
      <text:list xml:id="list836852423769873043" text:style-name="WWNum1">
        <text:list-item>
          <text:p text:style-name="P1"><text:span text:style-name="T1">Defend Earth and stop diabolical alien invaders!</text:span></text:p>
        </text:list-item>
        <text:list-item>
          <text:p text:style-name="P1"><text:span text:style-name="T1">Aliens fight you with strange, alien-like AI.</text:span></text:p>
        </text:list-item>
        <text:list-item>
          <text:p text:style-name="P1"><text:span text:style-name="T1">Spend your score on upgrades! <text:s/>Master your ship and see if you have what it takes to achieve the high score.</text:span></text:p>
        </text:list-item>
      </text:list>
      <text:p text:style-name="Standard"><text:span text:style-name="T2">Genre</text:span></text:p>
      <text:p text:style-name="Standard"><text:span text:style-name="T1">Action/Shooter</text:span></text:p>
      <text:p text:style-name="Standard"><text:span text:style-name="T2">Target Platform</text:span></text:p>
      <text:p text:style-name="Standard"><text:span text:style-name="T1">Nintendo DS</text:span></text:p>
      <text:p text:style-name="Standard"><text:span text:style-name="T2">Competition</text:span></text:p>
      <text:p text:style-name="Standard"><text:span text:style-name="T1">Other space shooters commonly seen in the local arcade, as well as shooters for the Nintendo DS.</text:span></text:p>
      <text:p text:style-name="Standard"><text:span text:style-name="T2">Unique Selling Points</text:span></text:p>
      <text:list xml:id="list5960361393257835415" text:style-name="WWNum2">
        <text:list-item>
          <text:p text:style-name="P2"><text:span text:style-name="T1">The game can be as easy as you want, or as hard- use your score to build a deadly machine, or shoot for the highest score possible!</text:span></text:p>
        </text:list-item>
        <text:list-item>
          <text:p text:style-name="P2"><text:span text:style-name="T1">All options needed are all on one screen. <text:s/>Use the stylus to select upgrades and change weapons.</text:span></text:p>
        </text:list-item>
      </text:list>
      <text:p text:style-name="P3"/>
      <text:p text:style-name="P4"><text:span text:style-name="T3">©2010 Gnomeland Security. All Rights Reserv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ungsuh" svg:font-family="Gungsuh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ungsuh1" svg:font-family="Gungsuh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k</meta:initial-creator>
    <meta:editing-cycles>3</meta:editing-cycles>
    <meta:creation-date>2010-05-03T02:47:00</meta:creation-date>
    <dc:date>2013-05-30T22:20:39</dc:date>
    <meta:editing-duration>PT4S</meta:editing-duration>
    <meta:generator>OpenOffice.org/3.4.1$Unix OpenOffice.org_project/341m1$Build-9593</meta:generator>
    <meta:document-statistic meta:table-count="0" meta:image-count="0" meta:object-count="0" meta:page-count="1" meta:paragraph-count="16" meta:word-count="180" meta:character-count="10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